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88.24pt"/>
    </style:style>
    <style:style style:name="co3" style:family="table-column">
      <style:table-column-properties fo:break-before="auto" style:column-width="119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_33554432" table:style-name="ta1">
        <table:shapes>
          <draw:frame draw:z-index="0" draw:style-name="gr1" draw:text-style-name="P1" svg:width="994.96pt" svg:height="480.36pt" svg:x="144.94pt" svg:y="91.11pt">
            <loext:p draw:notify-on-update-of-ranges="n_33554432.A1:n_33554432.A1 n_33554432.A2:n_33554432.A26 n_33554432.B1:n_33554432.B1 n_33554432.B2:n_33554432.B26 n_33554432.A1:n_33554432.A1 n_33554432.A2:n_33554432.A26 n_33554432.C1:n_33554432.C1 n_33554432.C2:n_33554432.C26 n_33554432.A1:n_33554432.A1 n_33554432.A2:n_33554432.A26 n_33554432.D1:n_33554432.D1 n_33554432.D2:n_33554432.D26 n_33554432.A1:n_33554432.A1 n_33554432.A2:n_33554432.A26 n_33554432.E1:n_33554432.E1 n_33554432.E2:n_33554432.E26 n_33554432.A1:n_33554432.A1 n_33554432.A2:n_33554432.A26 n_33554432.F1:n_33554432.F1 n_33554432.F2:n_33554432.F26 n_33554432.A1:n_33554432.A1 n_33554432.A2:n_33554432.A26 n_33554432.G1:n_33554432.G1 n_33554432.G2:n_33554432.G26 n_33554432.A1:n_33554432.A1 n_33554432.A2:n_33554432.A26 n_33554432.H1:n_33554432.H1 n_33554432.H2:n_33554432.H26 n_33554432.A1:n_33554432.A1 n_33554432.A2:n_33554432.A26 n_33554432.I1:n_33554432.I1 n_33554432.I2:n_33554432.I26 n_33554432.A1:n_33554432.A1 n_33554432.A2:n_33554432.A26 n_33554432.J1:n_33554432.J1 n_33554432.J2:n_33554432.J26 n_33554432.A1:n_33554432.A1 n_33554432.A2:n_33554432.A26 n_33554432.K1:n_33554432.K1 n_33554432.K2:n_33554432.K26 n_33554432.A1:n_33554432.A1 n_33554432.A2:n_33554432.A26 n_33554432.L1:n_33554432.L1 n_33554432.L2:n_33554432.L26 n_33554432.A1:n_33554432.A1 n_33554432.A2:n_33554432.A26 n_33554432.M1:n_33554432.M1 n_33554432.M2:n_33554432.M26 n_33554432.A1:n_33554432.A1 n_33554432.A2:n_33554432.A26 n_33554432.N1:n_33554432.N1 n_33554432.N2:n_33554432.N26 n_33554432.A1:n_33554432.A1 n_33554432.A2:n_33554432.A26 n_33554432.O1:n_33554432.O1 n_33554432.O2:n_33554432.O26 n_33554432.A1:n_33554432.A1 n_33554432.A2:n_33554432.A26 n_33554432.P1:n_33554432.P1 n_33554432.P2:n_33554432.P26 n_33554432.A1:n_33554432.A1 n_33554432.A2:n_33554432.A26 n_33554432.Q1:n_33554432.Q1 n_33554432.Q2:n_33554432.Q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row table:style-name="ro1">
          <table:table-cell office:value-type="string" calcext:value-type="string">
            <text:p>Stride (floats)</text:p>
          </table:table-cell>
          <table:table-cell office:value-type="string" calcext:value-type="string">
            <text:p>tavg (ns) @ n=33554432</text:p>
          </table:table-cell>
          <table:table-cell office:value-type="string" calcext:value-type="string">
            <text:p>tavg (ns) @ n=16777216</text:p>
          </table:table-cell>
          <table:table-cell office:value-type="string" calcext:value-type="string">
            <text:p>tavg (ns) @ n=8388608</text:p>
          </table:table-cell>
          <table:table-cell office:value-type="string" calcext:value-type="string">
            <text:p>tavg (ns) @ n=4194304</text:p>
          </table:table-cell>
          <table:table-cell office:value-type="string" calcext:value-type="string">
            <text:p>tavg (ns) @ n=2097152</text:p>
          </table:table-cell>
          <table:table-cell office:value-type="string" calcext:value-type="string">
            <text:p>tavg (ns) @ n=1048576</text:p>
          </table:table-cell>
          <table:table-cell office:value-type="string" calcext:value-type="string">
            <text:p>tavg (ns) @ n=524288</text:p>
          </table:table-cell>
          <table:table-cell office:value-type="string" calcext:value-type="string">
            <text:p>tavg (ns) @ n=262144</text:p>
          </table:table-cell>
          <table:table-cell office:value-type="string" calcext:value-type="string">
            <text:p>tavg (ns) @ n=131072</text:p>
          </table:table-cell>
          <table:table-cell office:value-type="string" calcext:value-type="string">
            <text:p>tavg (ns) @ n=65536</text:p>
          </table:table-cell>
          <table:table-cell office:value-type="string" calcext:value-type="string">
            <text:p>tavg (ns) @ n=32768</text:p>
          </table:table-cell>
          <table:table-cell office:value-type="string" calcext:value-type="string">
            <text:p>tavg (ns) @ n=16384</text:p>
          </table:table-cell>
          <table:table-cell office:value-type="string" calcext:value-type="string">
            <text:p>tavg (ns) @ n=8192</text:p>
          </table:table-cell>
          <table:table-cell office:value-type="string" calcext:value-type="string">
            <text:p>tavg (ns) @ n=4096</text:p>
          </table:table-cell>
          <table:table-cell office:value-type="string" calcext:value-type="string">
            <text:p>tavg (ns) @ n=2048</text:p>
          </table:table-cell>
          <table:table-cell office:value-type="string" calcext:value-type="string">
            <text:p>tavg (ns) @ n=1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39352" calcext:value-type="float">
            <text:p>1.939352</text:p>
          </table:table-cell>
          <table:table-cell office:value-type="float" office:value="1.940733" calcext:value-type="float">
            <text:p>1.940733</text:p>
          </table:table-cell>
          <table:table-cell office:value-type="float" office:value="1.938987" calcext:value-type="float">
            <text:p>1.938987</text:p>
          </table:table-cell>
          <table:table-cell office:value-type="float" office:value="2.356493" calcext:value-type="float">
            <text:p>2.356493</text:p>
          </table:table-cell>
          <table:table-cell office:value-type="float" office:value="1.937628" calcext:value-type="float">
            <text:p>1.937628</text:p>
          </table:table-cell>
          <table:table-cell office:value-type="float" office:value="1.935768" calcext:value-type="float">
            <text:p>1.935768</text:p>
          </table:table-cell>
          <table:table-cell office:value-type="float" office:value="1.92976" calcext:value-type="float">
            <text:p>1.92976</text:p>
          </table:table-cell>
          <table:table-cell office:value-type="float" office:value="1.929855" calcext:value-type="float">
            <text:p>1.929855</text:p>
          </table:table-cell>
          <table:table-cell office:value-type="float" office:value="2.848816" calcext:value-type="float">
            <text:p>2.848816</text:p>
          </table:table-cell>
          <table:table-cell office:value-type="float" office:value="3.749084" calcext:value-type="float">
            <text:p>3.749084</text:p>
          </table:table-cell>
          <table:table-cell office:value-type="float" office:value="4.689026" calcext:value-type="float">
            <text:p>4.689026</text:p>
          </table:table-cell>
          <table:table-cell office:value-type="float" office:value="5.435181" calcext:value-type="float">
            <text:p>5.435181</text:p>
          </table:table-cell>
          <table:table-cell office:value-type="float" office:value="6.02417" calcext:value-type="float">
            <text:p>6.02417</text:p>
          </table:table-cell>
          <table:table-cell office:value-type="float" office:value="6.237793" calcext:value-type="float">
            <text:p>6.237793</text:p>
          </table:table-cell>
          <table:table-cell office:value-type="float" office:value="6.396484" calcext:value-type="float">
            <text:p>6.396484</text:p>
          </table:table-cell>
          <table:table-cell office:value-type="float" office:value="6.347656" calcext:value-type="float">
            <text:p>6.3476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69196" calcext:value-type="float">
            <text:p>1.969196</text:p>
          </table:table-cell>
          <table:table-cell office:value-type="float" office:value="1.967546" calcext:value-type="float">
            <text:p>1.967546</text:p>
          </table:table-cell>
          <table:table-cell office:value-type="float" office:value="1.966798" calcext:value-type="float">
            <text:p>1.966798</text:p>
          </table:table-cell>
          <table:table-cell office:value-type="float" office:value="1.962888" calcext:value-type="float">
            <text:p>1.962888</text:p>
          </table:table-cell>
          <table:table-cell office:value-type="float" office:value="1.955485" calcext:value-type="float">
            <text:p>1.955485</text:p>
          </table:table-cell>
          <table:table-cell office:value-type="float" office:value="1.937723" calcext:value-type="float">
            <text:p>1.937723</text:p>
          </table:table-cell>
          <table:table-cell office:value-type="float" office:value="1.936245" calcext:value-type="float">
            <text:p>1.936245</text:p>
          </table:table-cell>
          <table:table-cell office:value-type="float" office:value="1.93615" calcext:value-type="float">
            <text:p>1.93615</text:p>
          </table:table-cell>
          <table:table-cell office:value-type="float" office:value="2.730179" calcext:value-type="float">
            <text:p>2.730179</text:p>
          </table:table-cell>
          <table:table-cell office:value-type="float" office:value="3.710938" calcext:value-type="float">
            <text:p>3.710938</text:p>
          </table:table-cell>
          <table:table-cell office:value-type="float" office:value="4.656982" calcext:value-type="float">
            <text:p>4.656982</text:p>
          </table:table-cell>
          <table:table-cell office:value-type="float" office:value="5.160522" calcext:value-type="float">
            <text:p>5.160522</text:p>
          </table:table-cell>
          <table:table-cell office:value-type="float" office:value="6.097412" calcext:value-type="float">
            <text:p>6.097412</text:p>
          </table:table-cell>
          <table:table-cell office:value-type="float" office:value="6.018066" calcext:value-type="float">
            <text:p>6.018066</text:p>
          </table:table-cell>
          <table:table-cell office:value-type="float" office:value="6.25" calcext:value-type="float">
            <text:p>6.25</text:p>
          </table:table-cell>
          <table:table-cell office:value-type="float" office:value="6.201172" calcext:value-type="float">
            <text:p>6.2011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075373" calcext:value-type="float">
            <text:p>2.075373</text:p>
          </table:table-cell>
          <table:table-cell office:value-type="float" office:value="2.072543" calcext:value-type="float">
            <text:p>2.072543</text:p>
          </table:table-cell>
          <table:table-cell office:value-type="float" office:value="2.069134" calcext:value-type="float">
            <text:p>2.069134</text:p>
          </table:table-cell>
          <table:table-cell office:value-type="float" office:value="2.044809" calcext:value-type="float">
            <text:p>2.044809</text:p>
          </table:table-cell>
          <table:table-cell office:value-type="float" office:value="2.010274" calcext:value-type="float">
            <text:p>2.010274</text:p>
          </table:table-cell>
          <table:table-cell office:value-type="float" office:value="1.955509" calcext:value-type="float">
            <text:p>1.955509</text:p>
          </table:table-cell>
          <table:table-cell office:value-type="float" office:value="1.954842" calcext:value-type="float">
            <text:p>1.954842</text:p>
          </table:table-cell>
          <table:table-cell office:value-type="float" office:value="1.952171" calcext:value-type="float">
            <text:p>1.952171</text:p>
          </table:table-cell>
          <table:table-cell office:value-type="float" office:value="2.70462" calcext:value-type="float">
            <text:p>2.70462</text:p>
          </table:table-cell>
          <table:table-cell office:value-type="float" office:value="3.63617" calcext:value-type="float">
            <text:p>3.63617</text:p>
          </table:table-cell>
          <table:table-cell office:value-type="float" office:value="4.640198" calcext:value-type="float">
            <text:p>4.640198</text:p>
          </table:table-cell>
          <table:table-cell office:value-type="float" office:value="5.303955" calcext:value-type="float">
            <text:p>5.303955</text:p>
          </table:table-cell>
          <table:table-cell office:value-type="float" office:value="5.517578" calcext:value-type="float">
            <text:p>5.517578</text:p>
          </table:table-cell>
          <table:table-cell office:value-type="float" office:value="6.164551" calcext:value-type="float">
            <text:p>6.164551</text:p>
          </table:table-cell>
          <table:table-cell office:value-type="float" office:value="6.347656" calcext:value-type="float">
            <text:p>6.347656</text:p>
          </table:table-cell>
          <table:table-cell office:value-type="float" office:value="7.080079" calcext:value-type="float">
            <text:p>7.0800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100839" calcext:value-type="float">
            <text:p>3.100839</text:p>
          </table:table-cell>
          <table:table-cell office:value-type="float" office:value="3.074571" calcext:value-type="float">
            <text:p>3.074571</text:p>
          </table:table-cell>
          <table:table-cell office:value-type="float" office:value="3.02068" calcext:value-type="float">
            <text:p>3.02068</text:p>
          </table:table-cell>
          <table:table-cell office:value-type="float" office:value="2.716458" calcext:value-type="float">
            <text:p>2.716458</text:p>
          </table:table-cell>
          <table:table-cell office:value-type="float" office:value="2.162743" calcext:value-type="float">
            <text:p>2.162743</text:p>
          </table:table-cell>
          <table:table-cell office:value-type="float" office:value="1.979733" calcext:value-type="float">
            <text:p>1.979733</text:p>
          </table:table-cell>
          <table:table-cell office:value-type="float" office:value="1.974201" calcext:value-type="float">
            <text:p>1.974201</text:p>
          </table:table-cell>
          <table:table-cell office:value-type="float" office:value="1.977158" calcext:value-type="float">
            <text:p>1.977158</text:p>
          </table:table-cell>
          <table:table-cell office:value-type="float" office:value="2.703476" calcext:value-type="float">
            <text:p>2.703476</text:p>
          </table:table-cell>
          <table:table-cell office:value-type="float" office:value="3.660583" calcext:value-type="float">
            <text:p>3.660583</text:p>
          </table:table-cell>
          <table:table-cell office:value-type="float" office:value="4.502869" calcext:value-type="float">
            <text:p>4.502869</text:p>
          </table:table-cell>
          <table:table-cell office:value-type="float" office:value="5.258179" calcext:value-type="float">
            <text:p>5.258179</text:p>
          </table:table-cell>
          <table:table-cell office:value-type="float" office:value="5.57251" calcext:value-type="float">
            <text:p>5.57251</text:p>
          </table:table-cell>
          <table:table-cell office:value-type="float" office:value="6.066895" calcext:value-type="float">
            <text:p>6.066895</text:p>
          </table:table-cell>
          <table:table-cell office:value-type="float" office:value="6.347656" calcext:value-type="float">
            <text:p>6.347656</text:p>
          </table:table-cell>
          <table:table-cell office:value-type="float" office:value="6.738282" calcext:value-type="float">
            <text:p>6.7382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91954" calcext:value-type="float">
            <text:p>5.91954</text:p>
          </table:table-cell>
          <table:table-cell office:value-type="float" office:value="5.856025" calcext:value-type="float">
            <text:p>5.856025</text:p>
          </table:table-cell>
          <table:table-cell office:value-type="float" office:value="5.720735" calcext:value-type="float">
            <text:p>5.720735</text:p>
          </table:table-cell>
          <table:table-cell office:value-type="float" office:value="5.158055" calcext:value-type="float">
            <text:p>5.158055</text:p>
          </table:table-cell>
          <table:table-cell office:value-type="float" office:value="2.939773" calcext:value-type="float">
            <text:p>2.939773</text:p>
          </table:table-cell>
          <table:table-cell office:value-type="float" office:value="2.448797" calcext:value-type="float">
            <text:p>2.448797</text:p>
          </table:table-cell>
          <table:table-cell office:value-type="float" office:value="2.449131" calcext:value-type="float">
            <text:p>2.449131</text:p>
          </table:table-cell>
          <table:table-cell office:value-type="float" office:value="2.446365" calcext:value-type="float">
            <text:p>2.446365</text:p>
          </table:table-cell>
          <table:table-cell office:value-type="float" office:value="3.250504" calcext:value-type="float">
            <text:p>3.250504</text:p>
          </table:table-cell>
          <table:table-cell office:value-type="float" office:value="3.98941" calcext:value-type="float">
            <text:p>3.98941</text:p>
          </table:table-cell>
          <table:table-cell office:value-type="float" office:value="4.803467" calcext:value-type="float">
            <text:p>4.803467</text:p>
          </table:table-cell>
          <table:table-cell office:value-type="float" office:value="5.596924" calcext:value-type="float">
            <text:p>5.596924</text:p>
          </table:table-cell>
          <table:table-cell office:value-type="float" office:value="5.46875" calcext:value-type="float">
            <text:p>5.46875</text:p>
          </table:table-cell>
          <table:table-cell office:value-type="float" office:value="6.188965" calcext:value-type="float">
            <text:p>6.188965</text:p>
          </table:table-cell>
          <table:table-cell office:value-type="float" office:value="6.298828" calcext:value-type="float">
            <text:p>6.298828</text:p>
          </table:table-cell>
          <table:table-cell office:value-type="float" office:value="6.835938" calcext:value-type="float">
            <text:p>6.8359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755609" calcext:value-type="float">
            <text:p>9.755609</text:p>
          </table:table-cell>
          <table:table-cell office:value-type="float" office:value="9.582761" calcext:value-type="float">
            <text:p>9.582761</text:p>
          </table:table-cell>
          <table:table-cell office:value-type="float" office:value="8.801114" calcext:value-type="float">
            <text:p>8.801114</text:p>
          </table:table-cell>
          <table:table-cell office:value-type="float" office:value="7.395947" calcext:value-type="float">
            <text:p>7.395947</text:p>
          </table:table-cell>
          <table:table-cell office:value-type="float" office:value="4.19209" calcext:value-type="float">
            <text:p>4.19209</text:p>
          </table:table-cell>
          <table:table-cell office:value-type="float" office:value="2.602386" calcext:value-type="float">
            <text:p>2.602386</text:p>
          </table:table-cell>
          <table:table-cell office:value-type="float" office:value="2.60601" calcext:value-type="float">
            <text:p>2.60601</text:p>
          </table:table-cell>
          <table:table-cell office:value-type="float" office:value="2.602768" calcext:value-type="float">
            <text:p>2.602768</text:p>
          </table:table-cell>
          <table:table-cell office:value-type="float" office:value="3.411484" calcext:value-type="float">
            <text:p>3.411484</text:p>
          </table:table-cell>
          <table:table-cell office:value-type="float" office:value="3.896332" calcext:value-type="float">
            <text:p>3.896332</text:p>
          </table:table-cell>
          <table:table-cell office:value-type="float" office:value="4.916382" calcext:value-type="float">
            <text:p>4.916382</text:p>
          </table:table-cell>
          <table:table-cell office:value-type="float" office:value="5.715942" calcext:value-type="float">
            <text:p>5.715942</text:p>
          </table:table-cell>
          <table:table-cell office:value-type="float" office:value="5.548096" calcext:value-type="float">
            <text:p>5.548096</text:p>
          </table:table-cell>
          <table:table-cell office:value-type="float" office:value="6.054688" calcext:value-type="float">
            <text:p>6.054688</text:p>
          </table:table-cell>
          <table:table-cell office:value-type="float" office:value="6.591797" calcext:value-type="float">
            <text:p>6.591797</text:p>
          </table:table-cell>
          <table:table-cell office:value-type="float" office:value="6.884766" calcext:value-type="float">
            <text:p>6.8847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.692763" calcext:value-type="float">
            <text:p>10.692763</text:p>
          </table:table-cell>
          <table:table-cell office:value-type="float" office:value="10.393208" calcext:value-type="float">
            <text:p>10.393208</text:p>
          </table:table-cell>
          <table:table-cell office:value-type="float" office:value="9.769201" calcext:value-type="float">
            <text:p>9.769201</text:p>
          </table:table-cell>
          <table:table-cell office:value-type="float" office:value="8.643246" calcext:value-type="float">
            <text:p>8.643246</text:p>
          </table:table-cell>
          <table:table-cell office:value-type="float" office:value="4.441595" calcext:value-type="float">
            <text:p>4.441595</text:p>
          </table:table-cell>
          <table:table-cell office:value-type="float" office:value="2.643347" calcext:value-type="float">
            <text:p>2.643347</text:p>
          </table:table-cell>
          <table:table-cell office:value-type="float" office:value="2.645397" calcext:value-type="float">
            <text:p>2.645397</text:p>
          </table:table-cell>
          <table:table-cell office:value-type="float" office:value="2.646255" calcext:value-type="float">
            <text:p>2.646255</text:p>
          </table:table-cell>
          <table:table-cell office:value-type="float" office:value="3.386307" calcext:value-type="float">
            <text:p>3.386307</text:p>
          </table:table-cell>
          <table:table-cell office:value-type="float" office:value="3.968811" calcext:value-type="float">
            <text:p>3.968811</text:p>
          </table:table-cell>
          <table:table-cell office:value-type="float" office:value="4.798889" calcext:value-type="float">
            <text:p>4.798889</text:p>
          </table:table-cell>
          <table:table-cell office:value-type="float" office:value="5.603027" calcext:value-type="float">
            <text:p>5.603027</text:p>
          </table:table-cell>
          <table:table-cell office:value-type="float" office:value="5.615234" calcext:value-type="float">
            <text:p>5.615234</text:p>
          </table:table-cell>
          <table:table-cell office:value-type="float" office:value="6.274414" calcext:value-type="float">
            <text:p>6.274414</text:p>
          </table:table-cell>
          <table:table-cell office:value-type="float" office:value="6.591797" calcext:value-type="float">
            <text:p>6.591797</text:p>
          </table:table-cell>
          <table:table-cell office:value-type="float" office:value="8.59375" calcext:value-type="float">
            <text:p>8.593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.022607" calcext:value-type="float">
            <text:p>9.022607</text:p>
          </table:table-cell>
          <table:table-cell office:value-type="float" office:value="8.92362" calcext:value-type="float">
            <text:p>8.92362</text:p>
          </table:table-cell>
          <table:table-cell office:value-type="float" office:value="8.643866" calcext:value-type="float">
            <text:p>8.643866</text:p>
          </table:table-cell>
          <table:table-cell office:value-type="float" office:value="8.00159" calcext:value-type="float">
            <text:p>8.00159</text:p>
          </table:table-cell>
          <table:table-cell office:value-type="float" office:value="4.395032" calcext:value-type="float">
            <text:p>4.395032</text:p>
          </table:table-cell>
          <table:table-cell office:value-type="float" office:value="2.447891" calcext:value-type="float">
            <text:p>2.447891</text:p>
          </table:table-cell>
          <table:table-cell office:value-type="float" office:value="2.449417" calcext:value-type="float">
            <text:p>2.449417</text:p>
          </table:table-cell>
          <table:table-cell office:value-type="float" office:value="2.453613" calcext:value-type="float">
            <text:p>2.453613</text:p>
          </table:table-cell>
          <table:table-cell office:value-type="float" office:value="3.116608" calcext:value-type="float">
            <text:p>3.116608</text:p>
          </table:table-cell>
          <table:table-cell office:value-type="float" office:value="3.829193" calcext:value-type="float">
            <text:p>3.829193</text:p>
          </table:table-cell>
          <table:table-cell office:value-type="float" office:value="4.681396" calcext:value-type="float">
            <text:p>4.681396</text:p>
          </table:table-cell>
          <table:table-cell office:value-type="float" office:value="5.480957" calcext:value-type="float">
            <text:p>5.480957</text:p>
          </table:table-cell>
          <table:table-cell office:value-type="float" office:value="5.69458" calcext:value-type="float">
            <text:p>5.69458</text:p>
          </table:table-cell>
          <table:table-cell office:value-type="float" office:value="6.005859" calcext:value-type="float">
            <text:p>6.005859</text:p>
          </table:table-cell>
          <table:table-cell office:value-type="float" office:value="6.542969" calcext:value-type="float">
            <text:p>6.542969</text:p>
          </table:table-cell>
          <table:table-cell office:value-type="float" office:value="6.738282" calcext:value-type="float">
            <text:p>6.73828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.812917" calcext:value-type="float">
            <text:p>9.812917</text:p>
          </table:table-cell>
          <table:table-cell office:value-type="float" office:value="9.716833" calcext:value-type="float">
            <text:p>9.716833</text:p>
          </table:table-cell>
          <table:table-cell office:value-type="float" office:value="9.497034" calcext:value-type="float">
            <text:p>9.497034</text:p>
          </table:table-cell>
          <table:table-cell office:value-type="float" office:value="8.808362" calcext:value-type="float">
            <text:p>8.808362</text:p>
          </table:table-cell>
          <table:table-cell office:value-type="float" office:value="4.830837" calcext:value-type="float">
            <text:p>4.830837</text:p>
          </table:table-cell>
          <table:table-cell office:value-type="float" office:value="2.674818" calcext:value-type="float">
            <text:p>2.674818</text:p>
          </table:table-cell>
          <table:table-cell office:value-type="float" office:value="2.681446" calcext:value-type="float">
            <text:p>2.681446</text:p>
          </table:table-cell>
          <table:table-cell office:value-type="float" office:value="2.690887" calcext:value-type="float">
            <text:p>2.690887</text:p>
          </table:table-cell>
          <table:table-cell office:value-type="float" office:value="3.349304" calcext:value-type="float">
            <text:p>3.349304</text:p>
          </table:table-cell>
          <table:table-cell office:value-type="float" office:value="4.195404" calcext:value-type="float">
            <text:p>4.195404</text:p>
          </table:table-cell>
          <table:table-cell office:value-type="float" office:value="5.003357" calcext:value-type="float">
            <text:p>5.003357</text:p>
          </table:table-cell>
          <table:table-cell office:value-type="float" office:value="5.688477" calcext:value-type="float">
            <text:p>5.688477</text:p>
          </table:table-cell>
          <table:table-cell office:value-type="float" office:value="5.438232" calcext:value-type="float">
            <text:p>5.438232</text:p>
          </table:table-cell>
          <table:table-cell office:value-type="float" office:value="6.091309" calcext:value-type="float">
            <text:p>6.091309</text:p>
          </table:table-cell>
          <table:table-cell office:value-type="float" office:value="6.396484" calcext:value-type="float">
            <text:p>6.396484</text:p>
          </table:table-cell>
          <table:table-cell office:value-type="float" office:value="6.835938" calcext:value-type="float">
            <text:p>6.83593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.000422" calcext:value-type="float">
            <text:p>10.000422</text:p>
          </table:table-cell>
          <table:table-cell office:value-type="float" office:value="9.983072" calcext:value-type="float">
            <text:p>9.983072</text:p>
          </table:table-cell>
          <table:table-cell office:value-type="float" office:value="9.962648" calcext:value-type="float">
            <text:p>9.962648</text:p>
          </table:table-cell>
          <table:table-cell office:value-type="float" office:value="9.549499" calcext:value-type="float">
            <text:p>9.549499</text:p>
          </table:table-cell>
          <table:table-cell office:value-type="float" office:value="5.145693" calcext:value-type="float">
            <text:p>5.145693</text:p>
          </table:table-cell>
          <table:table-cell office:value-type="float" office:value="3.002501" calcext:value-type="float">
            <text:p>3.002501</text:p>
          </table:table-cell>
          <table:table-cell office:value-type="float" office:value="3.012371" calcext:value-type="float">
            <text:p>3.012371</text:p>
          </table:table-cell>
          <table:table-cell office:value-type="float" office:value="3.019333" calcext:value-type="float">
            <text:p>3.019333</text:p>
          </table:table-cell>
          <table:table-cell office:value-type="float" office:value="3.713608" calcext:value-type="float">
            <text:p>3.713608</text:p>
          </table:table-cell>
          <table:table-cell office:value-type="float" office:value="4.725647" calcext:value-type="float">
            <text:p>4.725647</text:p>
          </table:table-cell>
          <table:table-cell office:value-type="float" office:value="5.815125" calcext:value-type="float">
            <text:p>5.815125</text:p>
          </table:table-cell>
          <table:table-cell office:value-type="float" office:value="6.326294" calcext:value-type="float">
            <text:p>6.326294</text:p>
          </table:table-cell>
          <table:table-cell office:value-type="float" office:value="5.883789" calcext:value-type="float">
            <text:p>5.883789</text:p>
          </table:table-cell>
          <table:table-cell office:value-type="float" office:value="6.188965" calcext:value-type="float">
            <text:p>6.188965</text:p>
          </table:table-cell>
          <table:table-cell office:value-type="float" office:value="7.104492" calcext:value-type="float">
            <text:p>7.104492</text:p>
          </table:table-cell>
          <table:table-cell office:value-type="float" office:value="7.080079" calcext:value-type="float">
            <text:p>7.0800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1.838235" calcext:value-type="float">
            <text:p>11.838235</text:p>
          </table:table-cell>
          <table:table-cell office:value-type="float" office:value="11.536619" calcext:value-type="float">
            <text:p>11.536619</text:p>
          </table:table-cell>
          <table:table-cell office:value-type="float" office:value="12.8214" calcext:value-type="float">
            <text:p>12.8214</text:p>
          </table:table-cell>
          <table:table-cell office:value-type="float" office:value="11.833429" calcext:value-type="float">
            <text:p>11.833429</text:p>
          </table:table-cell>
          <table:table-cell office:value-type="float" office:value="8.136606" calcext:value-type="float">
            <text:p>8.136606</text:p>
          </table:table-cell>
          <table:table-cell office:value-type="float" office:value="5.985832" calcext:value-type="float">
            <text:p>5.985832</text:p>
          </table:table-cell>
          <table:table-cell office:value-type="float" office:value="5.990028" calcext:value-type="float">
            <text:p>5.990028</text:p>
          </table:table-cell>
          <table:table-cell office:value-type="float" office:value="6.027031" calcext:value-type="float">
            <text:p>6.027031</text:p>
          </table:table-cell>
          <table:table-cell office:value-type="float" office:value="7.241822" calcext:value-type="float">
            <text:p>7.241822</text:p>
          </table:table-cell>
          <table:table-cell office:value-type="float" office:value="9.871674" calcext:value-type="float">
            <text:p>9.871674</text:p>
          </table:table-cell>
          <table:table-cell office:value-type="float" office:value="13.258362" calcext:value-type="float">
            <text:p>13.258362</text:p>
          </table:table-cell>
          <table:table-cell office:value-type="float" office:value="13.009644" calcext:value-type="float">
            <text:p>13.009644</text:p>
          </table:table-cell>
          <table:table-cell office:value-type="float" office:value="7.299805" calcext:value-type="float">
            <text:p>7.299805</text:p>
          </table:table-cell>
          <table:table-cell office:value-type="float" office:value="7.287598" calcext:value-type="float">
            <text:p>7.287598</text:p>
          </table:table-cell>
          <table:table-cell office:value-type="float" office:value="7.202149" calcext:value-type="float">
            <text:p>7.202149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.677789" calcext:value-type="float">
            <text:p>12.677789</text:p>
          </table:table-cell>
          <table:table-cell office:value-type="float" office:value="12.391312" calcext:value-type="float">
            <text:p>12.391312</text:p>
          </table:table-cell>
          <table:table-cell office:value-type="float" office:value="12.093144" calcext:value-type="float">
            <text:p>12.093144</text:p>
          </table:table-cell>
          <table:table-cell office:value-type="float" office:value="17.823267" calcext:value-type="float">
            <text:p>17.823267</text:p>
          </table:table-cell>
          <table:table-cell office:value-type="float" office:value="7.627273" calcext:value-type="float">
            <text:p>7.627273</text:p>
          </table:table-cell>
          <table:table-cell office:value-type="float" office:value="8.325863" calcext:value-type="float">
            <text:p>8.325863</text:p>
          </table:table-cell>
          <table:table-cell office:value-type="float" office:value="8.027649" calcext:value-type="float">
            <text:p>8.027649</text:p>
          </table:table-cell>
          <table:table-cell office:value-type="float" office:value="7.423782" calcext:value-type="float">
            <text:p>7.423782</text:p>
          </table:table-cell>
          <table:table-cell office:value-type="float" office:value="7.240295" calcext:value-type="float">
            <text:p>7.240295</text:p>
          </table:table-cell>
          <table:table-cell office:value-type="float" office:value="9.118652" calcext:value-type="float">
            <text:p>9.118652</text:p>
          </table:table-cell>
          <table:table-cell office:value-type="float" office:value="11.019897" calcext:value-type="float">
            <text:p>11.019897</text:p>
          </table:table-cell>
          <table:table-cell office:value-type="float" office:value="6.390381" calcext:value-type="float">
            <text:p>6.390381</text:p>
          </table:table-cell>
          <table:table-cell office:value-type="float" office:value="7.232666" calcext:value-type="float">
            <text:p>7.232666</text:p>
          </table:table-cell>
          <table:table-cell office:value-type="float" office:value="7.849121" calcext:value-type="float">
            <text:p>7.849121</text:p>
          </table:table-cell>
          <table:table-cell table:number-columns-repeated="2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3.396265" calcext:value-type="float">
            <text:p>13.396265</text:p>
          </table:table-cell>
          <table:table-cell office:value-type="float" office:value="13.140366" calcext:value-type="float">
            <text:p>13.140366</text:p>
          </table:table-cell>
          <table:table-cell office:value-type="float" office:value="13.985972" calcext:value-type="float">
            <text:p>13.985972</text:p>
          </table:table-cell>
          <table:table-cell office:value-type="float" office:value="15.591669" calcext:value-type="float">
            <text:p>15.591669</text:p>
          </table:table-cell>
          <table:table-cell office:value-type="float" office:value="6.363249" calcext:value-type="float">
            <text:p>6.363249</text:p>
          </table:table-cell>
          <table:table-cell office:value-type="float" office:value="8.882332" calcext:value-type="float">
            <text:p>8.882332</text:p>
          </table:table-cell>
          <table:table-cell office:value-type="float" office:value="8.721256" calcext:value-type="float">
            <text:p>8.721256</text:p>
          </table:table-cell>
          <table:table-cell office:value-type="float" office:value="8.385086" calcext:value-type="float">
            <text:p>8.385086</text:p>
          </table:table-cell>
          <table:table-cell office:value-type="float" office:value="8.040237" calcext:value-type="float">
            <text:p>8.040237</text:p>
          </table:table-cell>
          <table:table-cell office:value-type="float" office:value="8.21991" calcext:value-type="float">
            <text:p>8.21991</text:p>
          </table:table-cell>
          <table:table-cell office:value-type="float" office:value="5.076599" calcext:value-type="float">
            <text:p>5.076599</text:p>
          </table:table-cell>
          <table:table-cell office:value-type="float" office:value="6.259155" calcext:value-type="float">
            <text:p>6.259155</text:p>
          </table:table-cell>
          <table:table-cell office:value-type="float" office:value="6.347656" calcext:value-type="float">
            <text:p>6.347656</text:p>
          </table:table-cell>
          <table:table-cell table:number-columns-repeated="3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3.868857" calcext:value-type="float">
            <text:p>13.868857</text:p>
          </table:table-cell>
          <table:table-cell office:value-type="float" office:value="13.600075" calcext:value-type="float">
            <text:p>13.600075</text:p>
          </table:table-cell>
          <table:table-cell office:value-type="float" office:value="13.608004" calcext:value-type="float">
            <text:p>13.608004</text:p>
          </table:table-cell>
          <table:table-cell office:value-type="float" office:value="12.432588" calcext:value-type="float">
            <text:p>12.432588</text:p>
          </table:table-cell>
          <table:table-cell office:value-type="float" office:value="6.203246" calcext:value-type="float">
            <text:p>6.203246</text:p>
          </table:table-cell>
          <table:table-cell office:value-type="float" office:value="8.747673" calcext:value-type="float">
            <text:p>8.747673</text:p>
          </table:table-cell>
          <table:table-cell office:value-type="float" office:value="8.531189" calcext:value-type="float">
            <text:p>8.531189</text:p>
          </table:table-cell>
          <table:table-cell office:value-type="float" office:value="8.119774" calcext:value-type="float">
            <text:p>8.119774</text:p>
          </table:table-cell>
          <table:table-cell office:value-type="float" office:value="5.791473" calcext:value-type="float">
            <text:p>5.791473</text:p>
          </table:table-cell>
          <table:table-cell office:value-type="float" office:value="3.799438" calcext:value-type="float">
            <text:p>3.799438</text:p>
          </table:table-cell>
          <table:table-cell office:value-type="float" office:value="5.172729" calcext:value-type="float">
            <text:p>5.172729</text:p>
          </table:table-cell>
          <table:table-cell office:value-type="float" office:value="5.392456" calcext:value-type="float">
            <text:p>5.392456</text:p>
          </table:table-cell>
          <table:table-cell table:number-columns-repeated="4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4.215052" calcext:value-type="float">
            <text:p>14.215052</text:p>
          </table:table-cell>
          <table:table-cell office:value-type="float" office:value="14.176723" calcext:value-type="float">
            <text:p>14.176723</text:p>
          </table:table-cell>
          <table:table-cell office:value-type="float" office:value="12.98076" calcext:value-type="float">
            <text:p>12.98076</text:p>
          </table:table-cell>
          <table:table-cell office:value-type="float" office:value="14.080059" calcext:value-type="float">
            <text:p>14.080059</text:p>
          </table:table-cell>
          <table:table-cell office:value-type="float" office:value="5.258775" calcext:value-type="float">
            <text:p>5.258775</text:p>
          </table:table-cell>
          <table:table-cell office:value-type="float" office:value="8.627748" calcext:value-type="float">
            <text:p>8.627748</text:p>
          </table:table-cell>
          <table:table-cell office:value-type="float" office:value="8.407211" calcext:value-type="float">
            <text:p>8.407211</text:p>
          </table:table-cell>
          <table:table-cell office:value-type="float" office:value="7.381629" calcext:value-type="float">
            <text:p>7.381629</text:p>
          </table:table-cell>
          <table:table-cell office:value-type="float" office:value="2.711105" calcext:value-type="float">
            <text:p>2.711105</text:p>
          </table:table-cell>
          <table:table-cell office:value-type="float" office:value="3.91159" calcext:value-type="float">
            <text:p>3.91159</text:p>
          </table:table-cell>
          <table:table-cell office:value-type="float" office:value="4.447937" calcext:value-type="float">
            <text:p>4.447937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3.664464" calcext:value-type="float">
            <text:p>13.664464</text:p>
          </table:table-cell>
          <table:table-cell office:value-type="float" office:value="13.631824" calcext:value-type="float">
            <text:p>13.631824</text:p>
          </table:table-cell>
          <table:table-cell office:value-type="float" office:value="13.057529" calcext:value-type="float">
            <text:p>13.057529</text:p>
          </table:table-cell>
          <table:table-cell office:value-type="float" office:value="11.30774" calcext:value-type="float">
            <text:p>11.30774</text:p>
          </table:table-cell>
          <table:table-cell office:value-type="float" office:value="5.272603" calcext:value-type="float">
            <text:p>5.272603</text:p>
          </table:table-cell>
          <table:table-cell office:value-type="float" office:value="6.939554" calcext:value-type="float">
            <text:p>6.939554</text:p>
          </table:table-cell>
          <table:table-cell office:value-type="float" office:value="4.13866" calcext:value-type="float">
            <text:p>4.13866</text:p>
          </table:table-cell>
          <table:table-cell office:value-type="float" office:value="2.532387" calcext:value-type="float">
            <text:p>2.532387</text:p>
          </table:table-cell>
          <table:table-cell office:value-type="float" office:value="2.696991" calcext:value-type="float">
            <text:p>2.696991</text:p>
          </table:table-cell>
          <table:table-cell office:value-type="float" office:value="3.321838" calcext:value-type="float">
            <text:p>3.321838</text:p>
          </table:table-cell>
          <table:table-cell table:number-columns-repeated="6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3.690325" calcext:value-type="float">
            <text:p>13.690325</text:p>
          </table:table-cell>
          <table:table-cell office:value-type="float" office:value="13.494941" calcext:value-type="float">
            <text:p>13.494941</text:p>
          </table:table-cell>
          <table:table-cell office:value-type="float" office:value="12.093342" calcext:value-type="float">
            <text:p>12.093342</text:p>
          </table:table-cell>
          <table:table-cell office:value-type="float" office:value="5.147374" calcext:value-type="float">
            <text:p>5.147374</text:p>
          </table:table-cell>
          <table:table-cell office:value-type="float" office:value="5.048609" calcext:value-type="float">
            <text:p>5.048609</text:p>
          </table:table-cell>
          <table:table-cell office:value-type="float" office:value="3.834104" calcext:value-type="float">
            <text:p>3.834104</text:p>
          </table:table-cell>
          <table:table-cell office:value-type="float" office:value="2.559853" calcext:value-type="float">
            <text:p>2.559853</text:p>
          </table:table-cell>
          <table:table-cell office:value-type="float" office:value="2.630615" calcext:value-type="float">
            <text:p>2.630615</text:p>
          </table:table-cell>
          <table:table-cell office:value-type="float" office:value="2.376175" calcext:value-type="float">
            <text:p>2.376175</text:p>
          </table:table-cell>
          <table:table-cell table:number-columns-repeated="7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0.803633" calcext:value-type="float">
            <text:p>20.803633</text:p>
          </table:table-cell>
          <table:table-cell office:value-type="float" office:value="22.730453" calcext:value-type="float">
            <text:p>22.730453</text:p>
          </table:table-cell>
          <table:table-cell office:value-type="float" office:value="6.465822" calcext:value-type="float">
            <text:p>6.465822</text:p>
          </table:table-cell>
          <table:table-cell office:value-type="float" office:value="5.000234" calcext:value-type="float">
            <text:p>5.000234</text:p>
          </table:table-cell>
          <table:table-cell office:value-type="float" office:value="5.171108" calcext:value-type="float">
            <text:p>5.171108</text:p>
          </table:table-cell>
          <table:table-cell office:value-type="float" office:value="3.417826" calcext:value-type="float">
            <text:p>3.417826</text:p>
          </table:table-cell>
          <table:table-cell office:value-type="float" office:value="3.176785" calcext:value-type="float">
            <text:p>3.176785</text:p>
          </table:table-cell>
          <table:table-cell office:value-type="float" office:value="2.371216" calcext:value-type="float">
            <text:p>2.371216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7.204042" calcext:value-type="float">
            <text:p>27.204042</text:p>
          </table:table-cell>
          <table:table-cell office:value-type="float" office:value="22.037298" calcext:value-type="float">
            <text:p>22.037298</text:p>
          </table:table-cell>
          <table:table-cell office:value-type="float" office:value="8.31297" calcext:value-type="float">
            <text:p>8.31297</text:p>
          </table:table-cell>
          <table:table-cell office:value-type="float" office:value="8.658481" calcext:value-type="float">
            <text:p>8.658481</text:p>
          </table:table-cell>
          <table:table-cell office:value-type="float" office:value="5.301952" calcext:value-type="float">
            <text:p>5.301952</text:p>
          </table:table-cell>
          <table:table-cell office:value-type="float" office:value="4.371643" calcext:value-type="float">
            <text:p>4.371643</text:p>
          </table:table-cell>
          <table:table-cell office:value-type="float" office:value="2.245235" calcext:value-type="float">
            <text:p>2.245235</text:p>
          </table:table-cell>
          <table:table-cell table:number-columns-repeated="9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0.66585" calcext:value-type="float">
            <text:p>20.66585</text:p>
          </table:table-cell>
          <table:table-cell office:value-type="float" office:value="9.125203" calcext:value-type="float">
            <text:p>9.125203</text:p>
          </table:table-cell>
          <table:table-cell office:value-type="float" office:value="8.586603" calcext:value-type="float">
            <text:p>8.586603</text:p>
          </table:table-cell>
          <table:table-cell office:value-type="float" office:value="5.183041" calcext:value-type="float">
            <text:p>5.183041</text:p>
          </table:table-cell>
          <table:table-cell office:value-type="float" office:value="4.420567" calcext:value-type="float">
            <text:p>4.420567</text:p>
          </table:table-cell>
          <table:table-cell office:value-type="float" office:value="2.245474" calcext:value-type="float">
            <text:p>2.245474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.198719" calcext:value-type="float">
            <text:p>9.198719</text:p>
          </table:table-cell>
          <table:table-cell office:value-type="float" office:value="8.650509" calcext:value-type="float">
            <text:p>8.650509</text:p>
          </table:table-cell>
          <table:table-cell office:value-type="float" office:value="5.100143" calcext:value-type="float">
            <text:p>5.100143</text:p>
          </table:table-cell>
          <table:table-cell office:value-type="float" office:value="4.42028" calcext:value-type="float">
            <text:p>4.42028</text:p>
          </table:table-cell>
          <table:table-cell office:value-type="float" office:value="4.036856" calcext:value-type="float">
            <text:p>4.036856</text:p>
          </table:table-cell>
          <table:table-cell table:number-columns-repeated="11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8.582687" calcext:value-type="float">
            <text:p>8.582687</text:p>
          </table:table-cell>
          <table:table-cell office:value-type="float" office:value="5.099922" calcext:value-type="float">
            <text:p>5.099922</text:p>
          </table:table-cell>
          <table:table-cell office:value-type="float" office:value="4.371464" calcext:value-type="float">
            <text:p>4.371464</text:p>
          </table:table-cell>
          <table:table-cell office:value-type="float" office:value="2.243185" calcext:value-type="float">
            <text:p>2.243185</text:p>
          </table:table-cell>
          <table:table-cell table:number-columns-repeated="12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5.100296" calcext:value-type="float">
            <text:p>5.100296</text:p>
          </table:table-cell>
          <table:table-cell office:value-type="float" office:value="4.371396" calcext:value-type="float">
            <text:p>4.371396</text:p>
          </table:table-cell>
          <table:table-cell office:value-type="float" office:value="2.245283" calcext:value-type="float">
            <text:p>2.245283</text:p>
          </table:table-cell>
          <table:table-cell table:number-columns-repeated="13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4.371387" calcext:value-type="float">
            <text:p>4.371387</text:p>
          </table:table-cell>
          <table:table-cell office:value-type="float" office:value="2.244827" calcext:value-type="float">
            <text:p>2.244827</text:p>
          </table:table-cell>
          <table:table-cell table:number-columns-repeated="14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2.244769" calcext:value-type="float">
            <text:p>2.244769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3T20:42:35.166463533</dc:date>
    <meta:editing-duration>PT8M50S</meta:editing-duration>
    <meta:editing-cycles>2</meta:editing-cycles>
    <meta:generator>LibreOffice/5.1.4.2$Linux_X86_64 LibreOffice_project/10m0$Build-2</meta:generator>
    <meta:document-statistic meta:table-count="1" meta:cell-count="3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5.101cm" svg:height="16.947cm" xlink:href=".." xlink:type="simple" chart:class="chart:scatter" chart:style-name="ch1">
        <chart:title svg:x="14.186cm" svg:y="0.474cm" chart:style-name="ch2">
          <text:p>Memory Operation Access Times</text:p>
        </chart:title>
        <chart:legend chart:legend-position="end" svg:x="29.973cm" svg:y="4.439cm" style:legend-expansion="high" chart:style-name="ch3"/>
        <chart:plot-area chart:style-name="ch4" table:cell-range-address="n_33554432.A1:n_33554432.Q26" chart:data-source-has-labels="row" svg:x="1.713cm" svg:y="1.591cm" svg:width="27.558cm" svg:height="14.037cm">
          <chartooo:coordinate-region svg:x="2.334cm" svg:y="1.79cm" svg:width="26.102cm" svg:height="13.191cm"/>
          <chart:axis chart:dimension="x" chart:name="primary-x" chart:style-name="ch5">
            <chart:title svg:x="13.159cm" svg:y="15.966cm" chart:style-name="ch6">
              <text:p>Stride Length (# floats - 4 bytes)</text:p>
            </chart:title>
          </chart:axis>
          <chart:axis chart:dimension="y" chart:name="primary-y" chart:style-name="ch7">
            <chart:title svg:x="0.451cm" svg:y="11.312cm" chart:style-name="ch8">
              <text:p>Average Access Time  (nS/Operation)</text:p>
            </chart:title>
            <chart:grid chart:style-name="ch9" chart:class="major"/>
          </chart:axis>
          <chart:series chart:style-name="ch10" chart:values-cell-range-address="n_33554432.B2:n_33554432.B26" chart:label-cell-address="n_33554432.B1:n_33554432.B1" chart:class="chart:scatter">
            <chart:domain table:cell-range-address="n_33554432.A2:n_33554432.A26"/>
            <chart:data-point chart:repeated="25"/>
          </chart:series>
          <chart:series chart:style-name="ch11" chart:values-cell-range-address="n_33554432.C2:n_33554432.C26" chart:label-cell-address="n_33554432.C1:n_33554432.C1" chart:class="chart:scatter">
            <chart:data-point chart:repeated="25"/>
          </chart:series>
          <chart:series chart:style-name="ch12" chart:values-cell-range-address="n_33554432.D2:n_33554432.D26" chart:label-cell-address="n_33554432.D1:n_33554432.D1" chart:class="chart:scatter">
            <chart:data-point chart:repeated="25"/>
          </chart:series>
          <chart:series chart:style-name="ch13" chart:values-cell-range-address="n_33554432.E2:n_33554432.E26" chart:label-cell-address="n_33554432.E1:n_33554432.E1" chart:class="chart:scatter">
            <chart:data-point chart:repeated="25"/>
          </chart:series>
          <chart:series chart:style-name="ch14" chart:values-cell-range-address="n_33554432.F2:n_33554432.F26" chart:label-cell-address="n_33554432.F1:n_33554432.F1" chart:class="chart:scatter">
            <chart:data-point chart:repeated="25"/>
          </chart:series>
          <chart:series chart:style-name="ch15" chart:values-cell-range-address="n_33554432.G2:n_33554432.G26" chart:label-cell-address="n_33554432.G1:n_33554432.G1" chart:class="chart:scatter">
            <chart:data-point chart:repeated="25"/>
          </chart:series>
          <chart:series chart:style-name="ch16" chart:values-cell-range-address="n_33554432.H2:n_33554432.H26" chart:label-cell-address="n_33554432.H1:n_33554432.H1" chart:class="chart:scatter">
            <chart:data-point chart:repeated="25"/>
          </chart:series>
          <chart:series chart:style-name="ch17" chart:values-cell-range-address="n_33554432.I2:n_33554432.I26" chart:label-cell-address="n_33554432.I1:n_33554432.I1" chart:class="chart:scatter">
            <chart:data-point chart:repeated="25"/>
          </chart:series>
          <chart:series chart:style-name="ch18" chart:values-cell-range-address="n_33554432.J2:n_33554432.J26" chart:label-cell-address="n_33554432.J1:n_33554432.J1" chart:class="chart:scatter">
            <chart:data-point chart:repeated="25"/>
          </chart:series>
          <chart:series chart:style-name="ch19" chart:values-cell-range-address="n_33554432.K2:n_33554432.K26" chart:label-cell-address="n_33554432.K1:n_33554432.K1" chart:class="chart:scatter">
            <chart:data-point chart:repeated="25"/>
          </chart:series>
          <chart:series chart:style-name="ch20" chart:values-cell-range-address="n_33554432.L2:n_33554432.L26" chart:label-cell-address="n_33554432.L1:n_33554432.L1" chart:class="chart:scatter">
            <chart:data-point chart:repeated="25"/>
          </chart:series>
          <chart:series chart:style-name="ch21" chart:values-cell-range-address="n_33554432.M2:n_33554432.M26" chart:label-cell-address="n_33554432.M1:n_33554432.M1" chart:class="chart:scatter">
            <chart:data-point chart:repeated="25"/>
          </chart:series>
          <chart:series chart:style-name="ch22" chart:values-cell-range-address="n_33554432.N2:n_33554432.N26" chart:label-cell-address="n_33554432.N1:n_33554432.N1" chart:class="chart:scatter">
            <chart:data-point chart:repeated="25"/>
          </chart:series>
          <chart:series chart:style-name="ch23" chart:values-cell-range-address="n_33554432.O2:n_33554432.O26" chart:label-cell-address="n_33554432.O1:n_33554432.O1" chart:class="chart:scatter">
            <chart:data-point chart:repeated="25"/>
          </chart:series>
          <chart:series chart:style-name="ch24" chart:values-cell-range-address="n_33554432.P2:n_33554432.P26" chart:label-cell-address="n_33554432.P1:n_33554432.P1" chart:class="chart:scatter">
            <chart:data-point chart:repeated="25"/>
          </chart:series>
          <chart:series chart:style-name="ch13" chart:values-cell-range-address="n_33554432.Q2:n_33554432.Q26" chart:label-cell-address="n_33554432.Q1:n_33554432.Q1" chart:class="chart:scatter">
            <chart:data-point chart:repeated="25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avg (ns) @ n=33554432</text:p>
                <draw:g>
                  <svg:desc>n_33554432.B1:n_33554432.B1</svg:desc>
                </draw:g>
              </table:table-cell>
              <table:table-cell office:value-type="string">
                <text:p>tavg (ns) @ n=16777216</text:p>
                <draw:g>
                  <svg:desc>n_33554432.C1:n_33554432.C1</svg:desc>
                </draw:g>
              </table:table-cell>
              <table:table-cell office:value-type="string">
                <text:p>tavg (ns) @ n=8388608</text:p>
                <draw:g>
                  <svg:desc>n_33554432.D1:n_33554432.D1</svg:desc>
                </draw:g>
              </table:table-cell>
              <table:table-cell office:value-type="string">
                <text:p>tavg (ns) @ n=4194304</text:p>
                <draw:g>
                  <svg:desc>n_33554432.E1:n_33554432.E1</svg:desc>
                </draw:g>
              </table:table-cell>
              <table:table-cell office:value-type="string">
                <text:p>tavg (ns) @ n=2097152</text:p>
                <draw:g>
                  <svg:desc>n_33554432.F1:n_33554432.F1</svg:desc>
                </draw:g>
              </table:table-cell>
              <table:table-cell office:value-type="string">
                <text:p>tavg (ns) @ n=1048576</text:p>
                <draw:g>
                  <svg:desc>n_33554432.G1:n_33554432.G1</svg:desc>
                </draw:g>
              </table:table-cell>
              <table:table-cell office:value-type="string">
                <text:p>tavg (ns) @ n=524288</text:p>
                <draw:g>
                  <svg:desc>n_33554432.H1:n_33554432.H1</svg:desc>
                </draw:g>
              </table:table-cell>
              <table:table-cell office:value-type="string">
                <text:p>tavg (ns) @ n=262144</text:p>
                <draw:g>
                  <svg:desc>n_33554432.I1:n_33554432.I1</svg:desc>
                </draw:g>
              </table:table-cell>
              <table:table-cell office:value-type="string">
                <text:p>tavg (ns) @ n=131072</text:p>
                <draw:g>
                  <svg:desc>n_33554432.J1:n_33554432.J1</svg:desc>
                </draw:g>
              </table:table-cell>
              <table:table-cell office:value-type="string">
                <text:p>tavg (ns) @ n=65536</text:p>
                <draw:g>
                  <svg:desc>n_33554432.K1:n_33554432.K1</svg:desc>
                </draw:g>
              </table:table-cell>
              <table:table-cell office:value-type="string">
                <text:p>tavg (ns) @ n=32768</text:p>
                <draw:g>
                  <svg:desc>n_33554432.L1:n_33554432.L1</svg:desc>
                </draw:g>
              </table:table-cell>
              <table:table-cell office:value-type="string">
                <text:p>tavg (ns) @ n=16384</text:p>
                <draw:g>
                  <svg:desc>n_33554432.M1:n_33554432.M1</svg:desc>
                </draw:g>
              </table:table-cell>
              <table:table-cell office:value-type="string">
                <text:p>tavg (ns) @ n=8192</text:p>
                <draw:g>
                  <svg:desc>n_33554432.N1:n_33554432.N1</svg:desc>
                </draw:g>
              </table:table-cell>
              <table:table-cell office:value-type="string">
                <text:p>tavg (ns) @ n=4096</text:p>
                <draw:g>
                  <svg:desc>n_33554432.O1:n_33554432.O1</svg:desc>
                </draw:g>
              </table:table-cell>
              <table:table-cell office:value-type="string">
                <text:p>tavg (ns) @ n=2048</text:p>
                <draw:g>
                  <svg:desc>n_33554432.P1:n_33554432.P1</svg:desc>
                </draw:g>
              </table:table-cell>
              <table:table-cell office:value-type="string">
                <text:p>tavg (ns) @ n=1024</text:p>
                <draw:g>
                  <svg:desc>n_33554432.Q1:n_33554432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n_33554432.A2:n_33554432.A26</svg:desc>
                </draw:g>
              </table:table-cell>
              <table:table-cell office:value-type="float" office:value="1.939352">
                <text:p>1.939352</text:p>
                <draw:g>
                  <svg:desc>n_33554432.B2:n_33554432.B26</svg:desc>
                </draw:g>
              </table:table-cell>
              <table:table-cell office:value-type="float" office:value="1.940733">
                <text:p>1.940733</text:p>
                <draw:g>
                  <svg:desc>n_33554432.C2:n_33554432.C26</svg:desc>
                </draw:g>
              </table:table-cell>
              <table:table-cell office:value-type="float" office:value="1.938987">
                <text:p>1.938987</text:p>
                <draw:g>
                  <svg:desc>n_33554432.D2:n_33554432.D26</svg:desc>
                </draw:g>
              </table:table-cell>
              <table:table-cell office:value-type="float" office:value="2.356493">
                <text:p>2.356493</text:p>
                <draw:g>
                  <svg:desc>n_33554432.E2:n_33554432.E26</svg:desc>
                </draw:g>
              </table:table-cell>
              <table:table-cell office:value-type="float" office:value="1.937628">
                <text:p>1.937628</text:p>
                <draw:g>
                  <svg:desc>n_33554432.F2:n_33554432.F26</svg:desc>
                </draw:g>
              </table:table-cell>
              <table:table-cell office:value-type="float" office:value="1.935768">
                <text:p>1.935768</text:p>
                <draw:g>
                  <svg:desc>n_33554432.G2:n_33554432.G26</svg:desc>
                </draw:g>
              </table:table-cell>
              <table:table-cell office:value-type="float" office:value="1.92976">
                <text:p>1.92976</text:p>
                <draw:g>
                  <svg:desc>n_33554432.H2:n_33554432.H26</svg:desc>
                </draw:g>
              </table:table-cell>
              <table:table-cell office:value-type="float" office:value="1.929855">
                <text:p>1.929855</text:p>
                <draw:g>
                  <svg:desc>n_33554432.I2:n_33554432.I26</svg:desc>
                </draw:g>
              </table:table-cell>
              <table:table-cell office:value-type="float" office:value="2.848816">
                <text:p>2.848816</text:p>
                <draw:g>
                  <svg:desc>n_33554432.J2:n_33554432.J26</svg:desc>
                </draw:g>
              </table:table-cell>
              <table:table-cell office:value-type="float" office:value="3.749084">
                <text:p>3.749084</text:p>
                <draw:g>
                  <svg:desc>n_33554432.K2:n_33554432.K26</svg:desc>
                </draw:g>
              </table:table-cell>
              <table:table-cell office:value-type="float" office:value="4.689026">
                <text:p>4.689026</text:p>
                <draw:g>
                  <svg:desc>n_33554432.L2:n_33554432.L26</svg:desc>
                </draw:g>
              </table:table-cell>
              <table:table-cell office:value-type="float" office:value="5.435181">
                <text:p>5.435181</text:p>
                <draw:g>
                  <svg:desc>n_33554432.M2:n_33554432.M26</svg:desc>
                </draw:g>
              </table:table-cell>
              <table:table-cell office:value-type="float" office:value="6.02417">
                <text:p>6.02417</text:p>
                <draw:g>
                  <svg:desc>n_33554432.N2:n_33554432.N26</svg:desc>
                </draw:g>
              </table:table-cell>
              <table:table-cell office:value-type="float" office:value="6.237793">
                <text:p>6.237793</text:p>
                <draw:g>
                  <svg:desc>n_33554432.O2:n_33554432.O26</svg:desc>
                </draw:g>
              </table:table-cell>
              <table:table-cell office:value-type="float" office:value="6.396484">
                <text:p>6.396484</text:p>
                <draw:g>
                  <svg:desc>n_33554432.P2:n_33554432.P26</svg:desc>
                </draw:g>
              </table:table-cell>
              <table:table-cell office:value-type="float" office:value="6.347656">
                <text:p>6.347656</text:p>
                <draw:g>
                  <svg:desc>n_33554432.Q2:n_33554432.Q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69196">
                <text:p>1.969196</text:p>
              </table:table-cell>
              <table:table-cell office:value-type="float" office:value="1.967546">
                <text:p>1.967546</text:p>
              </table:table-cell>
              <table:table-cell office:value-type="float" office:value="1.966798">
                <text:p>1.966798</text:p>
              </table:table-cell>
              <table:table-cell office:value-type="float" office:value="1.962888">
                <text:p>1.962888</text:p>
              </table:table-cell>
              <table:table-cell office:value-type="float" office:value="1.955485">
                <text:p>1.955485</text:p>
              </table:table-cell>
              <table:table-cell office:value-type="float" office:value="1.937723">
                <text:p>1.937723</text:p>
              </table:table-cell>
              <table:table-cell office:value-type="float" office:value="1.936245">
                <text:p>1.936245</text:p>
              </table:table-cell>
              <table:table-cell office:value-type="float" office:value="1.93615">
                <text:p>1.93615</text:p>
              </table:table-cell>
              <table:table-cell office:value-type="float" office:value="2.730179">
                <text:p>2.730179</text:p>
              </table:table-cell>
              <table:table-cell office:value-type="float" office:value="3.710938">
                <text:p>3.710938</text:p>
              </table:table-cell>
              <table:table-cell office:value-type="float" office:value="4.656982">
                <text:p>4.656982</text:p>
              </table:table-cell>
              <table:table-cell office:value-type="float" office:value="5.160522">
                <text:p>5.160522</text:p>
              </table:table-cell>
              <table:table-cell office:value-type="float" office:value="6.097412">
                <text:p>6.097412</text:p>
              </table:table-cell>
              <table:table-cell office:value-type="float" office:value="6.018066">
                <text:p>6.018066</text:p>
              </table:table-cell>
              <table:table-cell office:value-type="float" office:value="6.25">
                <text:p>6.25</text:p>
              </table:table-cell>
              <table:table-cell office:value-type="float" office:value="6.201172">
                <text:p>6.2011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075373">
                <text:p>2.075373</text:p>
              </table:table-cell>
              <table:table-cell office:value-type="float" office:value="2.072543">
                <text:p>2.072543</text:p>
              </table:table-cell>
              <table:table-cell office:value-type="float" office:value="2.069134">
                <text:p>2.069134</text:p>
              </table:table-cell>
              <table:table-cell office:value-type="float" office:value="2.044809">
                <text:p>2.044809</text:p>
              </table:table-cell>
              <table:table-cell office:value-type="float" office:value="2.010274">
                <text:p>2.010274</text:p>
              </table:table-cell>
              <table:table-cell office:value-type="float" office:value="1.955509">
                <text:p>1.955509</text:p>
              </table:table-cell>
              <table:table-cell office:value-type="float" office:value="1.954842">
                <text:p>1.954842</text:p>
              </table:table-cell>
              <table:table-cell office:value-type="float" office:value="1.952171">
                <text:p>1.952171</text:p>
              </table:table-cell>
              <table:table-cell office:value-type="float" office:value="2.70462">
                <text:p>2.70462</text:p>
              </table:table-cell>
              <table:table-cell office:value-type="float" office:value="3.63617">
                <text:p>3.63617</text:p>
              </table:table-cell>
              <table:table-cell office:value-type="float" office:value="4.640198">
                <text:p>4.640198</text:p>
              </table:table-cell>
              <table:table-cell office:value-type="float" office:value="5.303955">
                <text:p>5.303955</text:p>
              </table:table-cell>
              <table:table-cell office:value-type="float" office:value="5.517578">
                <text:p>5.517578</text:p>
              </table:table-cell>
              <table:table-cell office:value-type="float" office:value="6.164551">
                <text:p>6.164551</text:p>
              </table:table-cell>
              <table:table-cell office:value-type="float" office:value="6.347656">
                <text:p>6.347656</text:p>
              </table:table-cell>
              <table:table-cell office:value-type="float" office:value="7.080079">
                <text:p>7.080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.100839">
                <text:p>3.100839</text:p>
              </table:table-cell>
              <table:table-cell office:value-type="float" office:value="3.074571">
                <text:p>3.074571</text:p>
              </table:table-cell>
              <table:table-cell office:value-type="float" office:value="3.02068">
                <text:p>3.02068</text:p>
              </table:table-cell>
              <table:table-cell office:value-type="float" office:value="2.716458">
                <text:p>2.716458</text:p>
              </table:table-cell>
              <table:table-cell office:value-type="float" office:value="2.162743">
                <text:p>2.162743</text:p>
              </table:table-cell>
              <table:table-cell office:value-type="float" office:value="1.979733">
                <text:p>1.979733</text:p>
              </table:table-cell>
              <table:table-cell office:value-type="float" office:value="1.974201">
                <text:p>1.974201</text:p>
              </table:table-cell>
              <table:table-cell office:value-type="float" office:value="1.977158">
                <text:p>1.977158</text:p>
              </table:table-cell>
              <table:table-cell office:value-type="float" office:value="2.703476">
                <text:p>2.703476</text:p>
              </table:table-cell>
              <table:table-cell office:value-type="float" office:value="3.660583">
                <text:p>3.660583</text:p>
              </table:table-cell>
              <table:table-cell office:value-type="float" office:value="4.502869">
                <text:p>4.502869</text:p>
              </table:table-cell>
              <table:table-cell office:value-type="float" office:value="5.258179">
                <text:p>5.258179</text:p>
              </table:table-cell>
              <table:table-cell office:value-type="float" office:value="5.57251">
                <text:p>5.57251</text:p>
              </table:table-cell>
              <table:table-cell office:value-type="float" office:value="6.066895">
                <text:p>6.066895</text:p>
              </table:table-cell>
              <table:table-cell office:value-type="float" office:value="6.347656">
                <text:p>6.347656</text:p>
              </table:table-cell>
              <table:table-cell office:value-type="float" office:value="6.738282">
                <text:p>6.7382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.91954">
                <text:p>5.91954</text:p>
              </table:table-cell>
              <table:table-cell office:value-type="float" office:value="5.856025">
                <text:p>5.856025</text:p>
              </table:table-cell>
              <table:table-cell office:value-type="float" office:value="5.720735">
                <text:p>5.720735</text:p>
              </table:table-cell>
              <table:table-cell office:value-type="float" office:value="5.158055">
                <text:p>5.158055</text:p>
              </table:table-cell>
              <table:table-cell office:value-type="float" office:value="2.939773">
                <text:p>2.939773</text:p>
              </table:table-cell>
              <table:table-cell office:value-type="float" office:value="2.448797">
                <text:p>2.448797</text:p>
              </table:table-cell>
              <table:table-cell office:value-type="float" office:value="2.449131">
                <text:p>2.449131</text:p>
              </table:table-cell>
              <table:table-cell office:value-type="float" office:value="2.446365">
                <text:p>2.446365</text:p>
              </table:table-cell>
              <table:table-cell office:value-type="float" office:value="3.250504">
                <text:p>3.250504</text:p>
              </table:table-cell>
              <table:table-cell office:value-type="float" office:value="3.98941">
                <text:p>3.98941</text:p>
              </table:table-cell>
              <table:table-cell office:value-type="float" office:value="4.803467">
                <text:p>4.803467</text:p>
              </table:table-cell>
              <table:table-cell office:value-type="float" office:value="5.596924">
                <text:p>5.596924</text:p>
              </table:table-cell>
              <table:table-cell office:value-type="float" office:value="5.46875">
                <text:p>5.46875</text:p>
              </table:table-cell>
              <table:table-cell office:value-type="float" office:value="6.188965">
                <text:p>6.188965</text:p>
              </table:table-cell>
              <table:table-cell office:value-type="float" office:value="6.298828">
                <text:p>6.298828</text:p>
              </table:table-cell>
              <table:table-cell office:value-type="float" office:value="6.835938">
                <text:p>6.8359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9.755609">
                <text:p>9.755609</text:p>
              </table:table-cell>
              <table:table-cell office:value-type="float" office:value="9.582761">
                <text:p>9.582761</text:p>
              </table:table-cell>
              <table:table-cell office:value-type="float" office:value="8.801114">
                <text:p>8.801114</text:p>
              </table:table-cell>
              <table:table-cell office:value-type="float" office:value="7.395947">
                <text:p>7.395947</text:p>
              </table:table-cell>
              <table:table-cell office:value-type="float" office:value="4.19209">
                <text:p>4.19209</text:p>
              </table:table-cell>
              <table:table-cell office:value-type="float" office:value="2.602386">
                <text:p>2.602386</text:p>
              </table:table-cell>
              <table:table-cell office:value-type="float" office:value="2.60601">
                <text:p>2.60601</text:p>
              </table:table-cell>
              <table:table-cell office:value-type="float" office:value="2.602768">
                <text:p>2.602768</text:p>
              </table:table-cell>
              <table:table-cell office:value-type="float" office:value="3.411484">
                <text:p>3.411484</text:p>
              </table:table-cell>
              <table:table-cell office:value-type="float" office:value="3.896332">
                <text:p>3.896332</text:p>
              </table:table-cell>
              <table:table-cell office:value-type="float" office:value="4.916382">
                <text:p>4.916382</text:p>
              </table:table-cell>
              <table:table-cell office:value-type="float" office:value="5.715942">
                <text:p>5.715942</text:p>
              </table:table-cell>
              <table:table-cell office:value-type="float" office:value="5.548096">
                <text:p>5.548096</text:p>
              </table:table-cell>
              <table:table-cell office:value-type="float" office:value="6.054688">
                <text:p>6.054688</text:p>
              </table:table-cell>
              <table:table-cell office:value-type="float" office:value="6.591797">
                <text:p>6.591797</text:p>
              </table:table-cell>
              <table:table-cell office:value-type="float" office:value="6.884766">
                <text:p>6.8847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0.692763">
                <text:p>10.692763</text:p>
              </table:table-cell>
              <table:table-cell office:value-type="float" office:value="10.393208">
                <text:p>10.393208</text:p>
              </table:table-cell>
              <table:table-cell office:value-type="float" office:value="9.769201">
                <text:p>9.769201</text:p>
              </table:table-cell>
              <table:table-cell office:value-type="float" office:value="8.643246">
                <text:p>8.643246</text:p>
              </table:table-cell>
              <table:table-cell office:value-type="float" office:value="4.441595">
                <text:p>4.441595</text:p>
              </table:table-cell>
              <table:table-cell office:value-type="float" office:value="2.643347">
                <text:p>2.643347</text:p>
              </table:table-cell>
              <table:table-cell office:value-type="float" office:value="2.645397">
                <text:p>2.645397</text:p>
              </table:table-cell>
              <table:table-cell office:value-type="float" office:value="2.646255">
                <text:p>2.646255</text:p>
              </table:table-cell>
              <table:table-cell office:value-type="float" office:value="3.386307">
                <text:p>3.386307</text:p>
              </table:table-cell>
              <table:table-cell office:value-type="float" office:value="3.968811">
                <text:p>3.968811</text:p>
              </table:table-cell>
              <table:table-cell office:value-type="float" office:value="4.798889">
                <text:p>4.798889</text:p>
              </table:table-cell>
              <table:table-cell office:value-type="float" office:value="5.603027">
                <text:p>5.603027</text:p>
              </table:table-cell>
              <table:table-cell office:value-type="float" office:value="5.615234">
                <text:p>5.615234</text:p>
              </table:table-cell>
              <table:table-cell office:value-type="float" office:value="6.274414">
                <text:p>6.274414</text:p>
              </table:table-cell>
              <table:table-cell office:value-type="float" office:value="6.591797">
                <text:p>6.591797</text:p>
              </table:table-cell>
              <table:table-cell office:value-type="float" office:value="8.59375">
                <text:p>8.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9.022607">
                <text:p>9.022607</text:p>
              </table:table-cell>
              <table:table-cell office:value-type="float" office:value="8.92362">
                <text:p>8.92362</text:p>
              </table:table-cell>
              <table:table-cell office:value-type="float" office:value="8.643866">
                <text:p>8.643866</text:p>
              </table:table-cell>
              <table:table-cell office:value-type="float" office:value="8.00159">
                <text:p>8.00159</text:p>
              </table:table-cell>
              <table:table-cell office:value-type="float" office:value="4.395032">
                <text:p>4.395032</text:p>
              </table:table-cell>
              <table:table-cell office:value-type="float" office:value="2.447891">
                <text:p>2.447891</text:p>
              </table:table-cell>
              <table:table-cell office:value-type="float" office:value="2.449417">
                <text:p>2.449417</text:p>
              </table:table-cell>
              <table:table-cell office:value-type="float" office:value="2.453613">
                <text:p>2.453613</text:p>
              </table:table-cell>
              <table:table-cell office:value-type="float" office:value="3.116608">
                <text:p>3.116608</text:p>
              </table:table-cell>
              <table:table-cell office:value-type="float" office:value="3.829193">
                <text:p>3.829193</text:p>
              </table:table-cell>
              <table:table-cell office:value-type="float" office:value="4.681396">
                <text:p>4.681396</text:p>
              </table:table-cell>
              <table:table-cell office:value-type="float" office:value="5.480957">
                <text:p>5.480957</text:p>
              </table:table-cell>
              <table:table-cell office:value-type="float" office:value="5.69458">
                <text:p>5.69458</text:p>
              </table:table-cell>
              <table:table-cell office:value-type="float" office:value="6.005859">
                <text:p>6.005859</text:p>
              </table:table-cell>
              <table:table-cell office:value-type="float" office:value="6.542969">
                <text:p>6.542969</text:p>
              </table:table-cell>
              <table:table-cell office:value-type="float" office:value="6.738282">
                <text:p>6.7382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9.812917">
                <text:p>9.812917</text:p>
              </table:table-cell>
              <table:table-cell office:value-type="float" office:value="9.716833">
                <text:p>9.716833</text:p>
              </table:table-cell>
              <table:table-cell office:value-type="float" office:value="9.497034">
                <text:p>9.497034</text:p>
              </table:table-cell>
              <table:table-cell office:value-type="float" office:value="8.808362">
                <text:p>8.808362</text:p>
              </table:table-cell>
              <table:table-cell office:value-type="float" office:value="4.830837">
                <text:p>4.830837</text:p>
              </table:table-cell>
              <table:table-cell office:value-type="float" office:value="2.674818">
                <text:p>2.674818</text:p>
              </table:table-cell>
              <table:table-cell office:value-type="float" office:value="2.681446">
                <text:p>2.681446</text:p>
              </table:table-cell>
              <table:table-cell office:value-type="float" office:value="2.690887">
                <text:p>2.690887</text:p>
              </table:table-cell>
              <table:table-cell office:value-type="float" office:value="3.349304">
                <text:p>3.349304</text:p>
              </table:table-cell>
              <table:table-cell office:value-type="float" office:value="4.195404">
                <text:p>4.195404</text:p>
              </table:table-cell>
              <table:table-cell office:value-type="float" office:value="5.003357">
                <text:p>5.003357</text:p>
              </table:table-cell>
              <table:table-cell office:value-type="float" office:value="5.688477">
                <text:p>5.688477</text:p>
              </table:table-cell>
              <table:table-cell office:value-type="float" office:value="5.438232">
                <text:p>5.438232</text:p>
              </table:table-cell>
              <table:table-cell office:value-type="float" office:value="6.091309">
                <text:p>6.091309</text:p>
              </table:table-cell>
              <table:table-cell office:value-type="float" office:value="6.396484">
                <text:p>6.396484</text:p>
              </table:table-cell>
              <table:table-cell office:value-type="float" office:value="6.835938">
                <text:p>6.8359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10.000422">
                <text:p>10.000422</text:p>
              </table:table-cell>
              <table:table-cell office:value-type="float" office:value="9.983072">
                <text:p>9.983072</text:p>
              </table:table-cell>
              <table:table-cell office:value-type="float" office:value="9.962648">
                <text:p>9.962648</text:p>
              </table:table-cell>
              <table:table-cell office:value-type="float" office:value="9.549499">
                <text:p>9.549499</text:p>
              </table:table-cell>
              <table:table-cell office:value-type="float" office:value="5.145693">
                <text:p>5.145693</text:p>
              </table:table-cell>
              <table:table-cell office:value-type="float" office:value="3.002501">
                <text:p>3.002501</text:p>
              </table:table-cell>
              <table:table-cell office:value-type="float" office:value="3.012371">
                <text:p>3.012371</text:p>
              </table:table-cell>
              <table:table-cell office:value-type="float" office:value="3.019333">
                <text:p>3.019333</text:p>
              </table:table-cell>
              <table:table-cell office:value-type="float" office:value="3.713608">
                <text:p>3.713608</text:p>
              </table:table-cell>
              <table:table-cell office:value-type="float" office:value="4.725647">
                <text:p>4.725647</text:p>
              </table:table-cell>
              <table:table-cell office:value-type="float" office:value="5.815125">
                <text:p>5.815125</text:p>
              </table:table-cell>
              <table:table-cell office:value-type="float" office:value="6.326294">
                <text:p>6.326294</text:p>
              </table:table-cell>
              <table:table-cell office:value-type="float" office:value="5.883789">
                <text:p>5.883789</text:p>
              </table:table-cell>
              <table:table-cell office:value-type="float" office:value="6.188965">
                <text:p>6.188965</text:p>
              </table:table-cell>
              <table:table-cell office:value-type="float" office:value="7.104492">
                <text:p>7.104492</text:p>
              </table:table-cell>
              <table:table-cell office:value-type="float" office:value="7.080079">
                <text:p>7.080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1.838235">
                <text:p>11.838235</text:p>
              </table:table-cell>
              <table:table-cell office:value-type="float" office:value="11.536619">
                <text:p>11.536619</text:p>
              </table:table-cell>
              <table:table-cell office:value-type="float" office:value="12.8214">
                <text:p>12.8214</text:p>
              </table:table-cell>
              <table:table-cell office:value-type="float" office:value="11.833429">
                <text:p>11.833429</text:p>
              </table:table-cell>
              <table:table-cell office:value-type="float" office:value="8.136606">
                <text:p>8.136606</text:p>
              </table:table-cell>
              <table:table-cell office:value-type="float" office:value="5.985832">
                <text:p>5.985832</text:p>
              </table:table-cell>
              <table:table-cell office:value-type="float" office:value="5.990028">
                <text:p>5.990028</text:p>
              </table:table-cell>
              <table:table-cell office:value-type="float" office:value="6.027031">
                <text:p>6.027031</text:p>
              </table:table-cell>
              <table:table-cell office:value-type="float" office:value="7.241822">
                <text:p>7.241822</text:p>
              </table:table-cell>
              <table:table-cell office:value-type="float" office:value="9.871674">
                <text:p>9.871674</text:p>
              </table:table-cell>
              <table:table-cell office:value-type="float" office:value="13.258362">
                <text:p>13.258362</text:p>
              </table:table-cell>
              <table:table-cell office:value-type="float" office:value="13.009644">
                <text:p>13.009644</text:p>
              </table:table-cell>
              <table:table-cell office:value-type="float" office:value="7.299805">
                <text:p>7.299805</text:p>
              </table:table-cell>
              <table:table-cell office:value-type="float" office:value="7.287598">
                <text:p>7.287598</text:p>
              </table:table-cell>
              <table:table-cell office:value-type="float" office:value="7.202149">
                <text:p>7.202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12.677789">
                <text:p>12.677789</text:p>
              </table:table-cell>
              <table:table-cell office:value-type="float" office:value="12.391312">
                <text:p>12.391312</text:p>
              </table:table-cell>
              <table:table-cell office:value-type="float" office:value="12.093144">
                <text:p>12.093144</text:p>
              </table:table-cell>
              <table:table-cell office:value-type="float" office:value="17.823267">
                <text:p>17.823267</text:p>
              </table:table-cell>
              <table:table-cell office:value-type="float" office:value="7.627273">
                <text:p>7.627273</text:p>
              </table:table-cell>
              <table:table-cell office:value-type="float" office:value="8.325863">
                <text:p>8.325863</text:p>
              </table:table-cell>
              <table:table-cell office:value-type="float" office:value="8.027649">
                <text:p>8.027649</text:p>
              </table:table-cell>
              <table:table-cell office:value-type="float" office:value="7.423782">
                <text:p>7.423782</text:p>
              </table:table-cell>
              <table:table-cell office:value-type="float" office:value="7.240295">
                <text:p>7.240295</text:p>
              </table:table-cell>
              <table:table-cell office:value-type="float" office:value="9.118652">
                <text:p>9.118652</text:p>
              </table:table-cell>
              <table:table-cell office:value-type="float" office:value="11.019897">
                <text:p>11.019897</text:p>
              </table:table-cell>
              <table:table-cell office:value-type="float" office:value="6.390381">
                <text:p>6.390381</text:p>
              </table:table-cell>
              <table:table-cell office:value-type="float" office:value="7.232666">
                <text:p>7.232666</text:p>
              </table:table-cell>
              <table:table-cell office:value-type="float" office:value="7.849121">
                <text:p>7.849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13.396265">
                <text:p>13.396265</text:p>
              </table:table-cell>
              <table:table-cell office:value-type="float" office:value="13.140366">
                <text:p>13.140366</text:p>
              </table:table-cell>
              <table:table-cell office:value-type="float" office:value="13.985972">
                <text:p>13.985972</text:p>
              </table:table-cell>
              <table:table-cell office:value-type="float" office:value="15.591669">
                <text:p>15.591669</text:p>
              </table:table-cell>
              <table:table-cell office:value-type="float" office:value="6.363249">
                <text:p>6.363249</text:p>
              </table:table-cell>
              <table:table-cell office:value-type="float" office:value="8.882332">
                <text:p>8.882332</text:p>
              </table:table-cell>
              <table:table-cell office:value-type="float" office:value="8.721256">
                <text:p>8.721256</text:p>
              </table:table-cell>
              <table:table-cell office:value-type="float" office:value="8.385086">
                <text:p>8.385086</text:p>
              </table:table-cell>
              <table:table-cell office:value-type="float" office:value="8.040237">
                <text:p>8.040237</text:p>
              </table:table-cell>
              <table:table-cell office:value-type="float" office:value="8.21991">
                <text:p>8.21991</text:p>
              </table:table-cell>
              <table:table-cell office:value-type="float" office:value="5.076599">
                <text:p>5.076599</text:p>
              </table:table-cell>
              <table:table-cell office:value-type="float" office:value="6.259155">
                <text:p>6.259155</text:p>
              </table:table-cell>
              <table:table-cell office:value-type="float" office:value="6.347656">
                <text:p>6.347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13.868857">
                <text:p>13.868857</text:p>
              </table:table-cell>
              <table:table-cell office:value-type="float" office:value="13.600075">
                <text:p>13.600075</text:p>
              </table:table-cell>
              <table:table-cell office:value-type="float" office:value="13.608004">
                <text:p>13.608004</text:p>
              </table:table-cell>
              <table:table-cell office:value-type="float" office:value="12.432588">
                <text:p>12.432588</text:p>
              </table:table-cell>
              <table:table-cell office:value-type="float" office:value="6.203246">
                <text:p>6.203246</text:p>
              </table:table-cell>
              <table:table-cell office:value-type="float" office:value="8.747673">
                <text:p>8.747673</text:p>
              </table:table-cell>
              <table:table-cell office:value-type="float" office:value="8.531189">
                <text:p>8.531189</text:p>
              </table:table-cell>
              <table:table-cell office:value-type="float" office:value="8.119774">
                <text:p>8.119774</text:p>
              </table:table-cell>
              <table:table-cell office:value-type="float" office:value="5.791473">
                <text:p>5.791473</text:p>
              </table:table-cell>
              <table:table-cell office:value-type="float" office:value="3.799438">
                <text:p>3.799438</text:p>
              </table:table-cell>
              <table:table-cell office:value-type="float" office:value="5.172729">
                <text:p>5.172729</text:p>
              </table:table-cell>
              <table:table-cell office:value-type="float" office:value="5.392456">
                <text:p>5.392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14.215052">
                <text:p>14.215052</text:p>
              </table:table-cell>
              <table:table-cell office:value-type="float" office:value="14.176723">
                <text:p>14.176723</text:p>
              </table:table-cell>
              <table:table-cell office:value-type="float" office:value="12.98076">
                <text:p>12.98076</text:p>
              </table:table-cell>
              <table:table-cell office:value-type="float" office:value="14.080059">
                <text:p>14.080059</text:p>
              </table:table-cell>
              <table:table-cell office:value-type="float" office:value="5.258775">
                <text:p>5.258775</text:p>
              </table:table-cell>
              <table:table-cell office:value-type="float" office:value="8.627748">
                <text:p>8.627748</text:p>
              </table:table-cell>
              <table:table-cell office:value-type="float" office:value="8.407211">
                <text:p>8.407211</text:p>
              </table:table-cell>
              <table:table-cell office:value-type="float" office:value="7.381629">
                <text:p>7.381629</text:p>
              </table:table-cell>
              <table:table-cell office:value-type="float" office:value="2.711105">
                <text:p>2.711105</text:p>
              </table:table-cell>
              <table:table-cell office:value-type="float" office:value="3.91159">
                <text:p>3.91159</text:p>
              </table:table-cell>
              <table:table-cell office:value-type="float" office:value="4.447937">
                <text:p>4.447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13.664464">
                <text:p>13.664464</text:p>
              </table:table-cell>
              <table:table-cell office:value-type="float" office:value="13.631824">
                <text:p>13.631824</text:p>
              </table:table-cell>
              <table:table-cell office:value-type="float" office:value="13.057529">
                <text:p>13.057529</text:p>
              </table:table-cell>
              <table:table-cell office:value-type="float" office:value="11.30774">
                <text:p>11.30774</text:p>
              </table:table-cell>
              <table:table-cell office:value-type="float" office:value="5.272603">
                <text:p>5.272603</text:p>
              </table:table-cell>
              <table:table-cell office:value-type="float" office:value="6.939554">
                <text:p>6.939554</text:p>
              </table:table-cell>
              <table:table-cell office:value-type="float" office:value="4.13866">
                <text:p>4.13866</text:p>
              </table:table-cell>
              <table:table-cell office:value-type="float" office:value="2.532387">
                <text:p>2.532387</text:p>
              </table:table-cell>
              <table:table-cell office:value-type="float" office:value="2.696991">
                <text:p>2.696991</text:p>
              </table:table-cell>
              <table:table-cell office:value-type="float" office:value="3.321838">
                <text:p>3.321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6">
                <text:p>65536</text:p>
              </table:table-cell>
              <table:table-cell office:value-type="float" office:value="13.690325">
                <text:p>13.690325</text:p>
              </table:table-cell>
              <table:table-cell office:value-type="float" office:value="13.494941">
                <text:p>13.494941</text:p>
              </table:table-cell>
              <table:table-cell office:value-type="float" office:value="12.093342">
                <text:p>12.093342</text:p>
              </table:table-cell>
              <table:table-cell office:value-type="float" office:value="5.147374">
                <text:p>5.147374</text:p>
              </table:table-cell>
              <table:table-cell office:value-type="float" office:value="5.048609">
                <text:p>5.048609</text:p>
              </table:table-cell>
              <table:table-cell office:value-type="float" office:value="3.834104">
                <text:p>3.834104</text:p>
              </table:table-cell>
              <table:table-cell office:value-type="float" office:value="2.559853">
                <text:p>2.559853</text:p>
              </table:table-cell>
              <table:table-cell office:value-type="float" office:value="2.630615">
                <text:p>2.630615</text:p>
              </table:table-cell>
              <table:table-cell office:value-type="float" office:value="2.376175">
                <text:p>2.376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2">
                <text:p>131072</text:p>
              </table:table-cell>
              <table:table-cell office:value-type="float" office:value="20.803633">
                <text:p>20.803633</text:p>
              </table:table-cell>
              <table:table-cell office:value-type="float" office:value="22.730453">
                <text:p>22.730453</text:p>
              </table:table-cell>
              <table:table-cell office:value-type="float" office:value="6.465822">
                <text:p>6.465822</text:p>
              </table:table-cell>
              <table:table-cell office:value-type="float" office:value="5.000234">
                <text:p>5.000234</text:p>
              </table:table-cell>
              <table:table-cell office:value-type="float" office:value="5.171108">
                <text:p>5.171108</text:p>
              </table:table-cell>
              <table:table-cell office:value-type="float" office:value="3.417826">
                <text:p>3.417826</text:p>
              </table:table-cell>
              <table:table-cell office:value-type="float" office:value="3.176785">
                <text:p>3.176785</text:p>
              </table:table-cell>
              <table:table-cell office:value-type="float" office:value="2.371216">
                <text:p>2.37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2144">
                <text:p>262144</text:p>
              </table:table-cell>
              <table:table-cell office:value-type="float" office:value="27.204042">
                <text:p>27.204042</text:p>
              </table:table-cell>
              <table:table-cell office:value-type="float" office:value="22.037298">
                <text:p>22.037298</text:p>
              </table:table-cell>
              <table:table-cell office:value-type="float" office:value="8.31297">
                <text:p>8.31297</text:p>
              </table:table-cell>
              <table:table-cell office:value-type="float" office:value="8.658481">
                <text:p>8.658481</text:p>
              </table:table-cell>
              <table:table-cell office:value-type="float" office:value="5.301952">
                <text:p>5.301952</text:p>
              </table:table-cell>
              <table:table-cell office:value-type="float" office:value="4.371643">
                <text:p>4.371643</text:p>
              </table:table-cell>
              <table:table-cell office:value-type="float" office:value="2.245235">
                <text:p>2.245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4288">
                <text:p>524288</text:p>
              </table:table-cell>
              <table:table-cell office:value-type="float" office:value="20.66585">
                <text:p>20.66585</text:p>
              </table:table-cell>
              <table:table-cell office:value-type="float" office:value="9.125203">
                <text:p>9.125203</text:p>
              </table:table-cell>
              <table:table-cell office:value-type="float" office:value="8.586603">
                <text:p>8.586603</text:p>
              </table:table-cell>
              <table:table-cell office:value-type="float" office:value="5.183041">
                <text:p>5.183041</text:p>
              </table:table-cell>
              <table:table-cell office:value-type="float" office:value="4.420567">
                <text:p>4.420567</text:p>
              </table:table-cell>
              <table:table-cell office:value-type="float" office:value="2.245474">
                <text:p>2.245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48576">
                <text:p>1048576</text:p>
              </table:table-cell>
              <table:table-cell office:value-type="float" office:value="9.198719">
                <text:p>9.198719</text:p>
              </table:table-cell>
              <table:table-cell office:value-type="float" office:value="8.650509">
                <text:p>8.650509</text:p>
              </table:table-cell>
              <table:table-cell office:value-type="float" office:value="5.100143">
                <text:p>5.100143</text:p>
              </table:table-cell>
              <table:table-cell office:value-type="float" office:value="4.42028">
                <text:p>4.42028</text:p>
              </table:table-cell>
              <table:table-cell office:value-type="float" office:value="4.036856">
                <text:p>4.036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97152">
                <text:p>2097152</text:p>
              </table:table-cell>
              <table:table-cell office:value-type="float" office:value="8.582687">
                <text:p>8.582687</text:p>
              </table:table-cell>
              <table:table-cell office:value-type="float" office:value="5.099922">
                <text:p>5.099922</text:p>
              </table:table-cell>
              <table:table-cell office:value-type="float" office:value="4.371464">
                <text:p>4.371464</text:p>
              </table:table-cell>
              <table:table-cell office:value-type="float" office:value="2.243185">
                <text:p>2.243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94304">
                <text:p>4194304</text:p>
              </table:table-cell>
              <table:table-cell office:value-type="float" office:value="5.100296">
                <text:p>5.100296</text:p>
              </table:table-cell>
              <table:table-cell office:value-type="float" office:value="4.371396">
                <text:p>4.371396</text:p>
              </table:table-cell>
              <table:table-cell office:value-type="float" office:value="2.245283">
                <text:p>2.24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388608">
                <text:p>8388608</text:p>
              </table:table-cell>
              <table:table-cell office:value-type="float" office:value="4.371387">
                <text:p>4.371387</text:p>
              </table:table-cell>
              <table:table-cell office:value-type="float" office:value="2.244827">
                <text:p>2.244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777216">
                <text:p>16777216</text:p>
              </table:table-cell>
              <table:table-cell office:value-type="float" office:value="2.244769">
                <text:p>2.244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